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ivel</text:p>
          </table:table-cell>
          <table:table-cell office:value-type="string" calcext:value-type="string">
            <text:p>caída media objetiv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9])" office:value-type="float" office:value="70" calcext:value-type="float">
            <text:p>70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puntos iniciale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quedan</text:p>
          </table:table-cell>
          <table:table-cell table:formula="of:=[.B14]-[.B10]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00:19:05.719509708</meta:creation-date>
    <dc:date>2025-01-25T01:23:09.194826205</dc:date>
    <meta:editing-duration>PT53M38S</meta:editing-duration>
    <meta:editing-cycles>2</meta:editing-cycles>
    <meta:generator>LibreOffice/24.8.4.2$Linux_X86_64 LibreOffice_project/480$Build-2</meta:generator>
    <meta:document-statistic meta:table-count="1" meta:cell-count="20" meta:object-count="0"/>
  </office:meta>
</office:document-meta>
</file>